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28de1" officeooo:paragraph-rsid="00128de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officeooo:rsid="00128de1" officeooo:paragraph-rsid="00128de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fo:font-weight="bold" officeooo:rsid="00128de1" officeooo:paragraph-rsid="00128de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fo:font-weight="bold" officeooo:rsid="0012f099" officeooo:paragraph-rsid="0012f099" style:font-size-asian="11.3500003814697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4" style:family="text">
      <style:text-properties style:text-underline-style="none" fo:font-weight="normal" officeooo:rsid="00128de1" style:font-name-asian="Arial1" style:font-weight-asian="normal" style:font-name-complex="Arial1" style:font-weight-complex="normal"/>
    </style:style>
    <style:style style:name="T5" style:family="text">
      <style:text-properties style:text-underline-style="none" style:font-name-asian="Arial1" style:font-name-complex="Arial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Arial1" style:font-weight-asian="normal" style:font-name-complex="Arial1" style:font-weight-complex="normal"/>
    </style:style>
    <style:style style:name="T8" style:family="text">
      <style:text-properties style:font-name="Arial1" style:text-underline-style="none" fo:font-weight="normal" style:font-name-asian="Arial1" style:font-weight-asian="normal" style:font-name-complex="Arial1" style:font-weight-complex="normal"/>
    </style:style>
    <style:style style:name="T9" style:family="text">
      <style:text-properties style:font-name="Arial1" style:text-underline-style="none" fo:font-weight="normal" officeooo:rsid="00128de1" style:font-name-asian="Arial1" style:font-weight-asian="normal" style:font-name-complex="Arial1" style:font-weight-complex="normal"/>
    </style:style>
    <style:style style:name="T10" style:family="text">
      <style:text-properties style:font-name="Arial1" style:text-underline-style="none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</text:p>
      <text:p text:style-name="P2"/>
      <text:p text:style-name="P3"><text:span text:style-name="T2">Persona = Padrino U Referente</text:span></text:p>
      <text:p text:style-name="P3"><text:span text:style-name="T2">Padrino </text:span><text:span text:style-name="T3">∩ </text:span><text:span text:style-name="T2">Referente </text:span><text:span text:style-name="T3">≠ </text:span><text:span text:style-name="T2">Vacio (hay padrinos que pueden ser referentes)</text:span></text:p>
      <text:p text:style-name="P3"/>
      <text:p text:style-name="P3"><text:span text:style-name="T1">Persona</text:span><text:span text:style-name="T2"> (</text:span><text:span text:style-name="T6">dni</text:span><text:span text:style-name="T2">, nombre, apellido, direccion, cod_postal, e-mail, facebook, fecha_nac, edad, tel_fijo, tel cel)</text:span></text:p>
      <text:p text:style-name="P3"/>
      <text:p text:style-name="P3"><text:span text:style-name="T2">Padrino = Donante U Contacto</text:span></text:p>
      <text:p text:style-name="P3"><text:span text:style-name="T2">Contacto </text:span><text:span text:style-name="T3">∩ Donante</text:span><text:span text:style-name="T2"> </text:span><text:span text:style-name="T3">≠ Vacio (hay contactos que pueden ser donantes)</text:span></text:p>
      <text:p text:style-name="P3"/>
      <text:p text:style-name="P3"><text:span text:style-name="T5">Padrino</text:span><text:span text:style-name="T3"> (</text:span><text:span text:style-name="T7">dni</text:span><text:span text:style-name="T3">)</text:span></text:p>
      <text:p text:style-name="P3"><text:span text:style-name="T3">- dni es CF que referencia a Persona.</text:span></text:p>
      <text:p text:style-name="P3"/>
      <text:p text:style-name="P3"><text:span text:style-name="T5">Referente</text:span><text:span text:style-name="T3"> (</text:span><text:span text:style-name="T7">dni</text:span><text:span text:style-name="T3">)</text:span></text:p>
      <text:p text:style-name="P3"><text:span text:style-name="T3">- dni es CF que referencia a Persona.</text:span></text:p>
      <text:p text:style-name="P3"/>
      <text:p text:style-name="P3"><text:span text:style-name="T5">Donante</text:span><text:span text:style-name="T3"> (</text:span><text:span text:style-name="T7">dni</text:span><text:span text:style-name="T3">, ocupacion, cuil_cuit)</text:span></text:p>
      <text:p text:style-name="P3"><text:span text:style-name="T3">- dni es CF que referencia a Padrino.</text:span></text:p>
      <text:p text:style-name="P3"/>
      <text:p text:style-name="P3"><text:span text:style-name="T5">Contacto</text:span><text:span text:style-name="T3"> (</text:span><text:span text:style-name="T7">dni</text:span><text:span text:style-name="T3">, estado, fecha_alta, fecha_baja, fecha_rechazo_adhesion, fecha_primer_cto, </text:span><text:span text:style-name="T7">dni_referente</text:span><text:span text:style-name="T3">, comentario, relacion)</text:span></text:p>
      <text:p text:style-name="P3"><text:span text:style-name="T3">- dni es CF que referencia a Padrino.</text:span></text:p>
      <text:p text:style-name="P3"><text:span text:style-name="T3">- dni_referente es CF que referencia a Referente.</text:span></text:p>
      <text:p text:style-name="P3"/>
      <text:p text:style-name="P4"><text:span text:style-name="T5">Programa</text:span><text:span text:style-name="T3"> ( </text:span><text:span text:style-name="T7">id_programa</text:span><text:span text:style-name="T3">, nombre, descripcion)</text:span></text:p>
      <text:p text:style-name="P4"/>
      <text:p text:style-name="P4"><text:span text:style-name="T5">Aporta</text:span><text:span text:style-name="T3"> (</text:span><text:span text:style-name="T7">dni_donante</text:span><text:span text:style-name="T3">, </text:span><text:span text:style-name="T7">id_programa</text:span><text:span text:style-name="T3">, </text:span><text:span text:style-name="T7">cod_pago</text:span><text:span text:style-name="T3">, monto, frecuencia)</text:span></text:p>
      <text:p text:style-name="P4"><text:span text:style-name="T3">- dni_donante es CF que referencia a Donante.</text:span></text:p>
      <text:p text:style-name="P4"><text:span text:style-name="T3">- id_programa es CF que referencia a Programa.</text:span></text:p>
      <text:p text:style-name="P4"><text:span text:style-name="T3">- cod_pago es CF que referencia a Medio_de_pago.</text:span></text:p>
      <text:p text:style-name="P4"/>
      <text:p text:style-name="P4"><text:span text:style-name="T3">Medio_de_pago = Tarjeta U Debito_transferencia</text:span></text:p>
      <text:p text:style-name="P4"><text:span text:style-name="T3">Tarjeta </text:span><text:span text:style-name="T4">∩ </text:span><text:span text:style-name="T3">Debito_transferencia = Vacio </text:span></text:p>
      <text:p text:style-name="P4"/>
      <text:p text:style-name="P4"><text:span text:style-name="T5">Tarjeta</text:span><text:span text:style-name="T3"> (</text:span><text:span text:style-name="T7">cod_pago</text:span><text:span text:style-name="T3">, nombre_titular, cod_verificacion, vencimiento, numero, </text:span><text:span text:style-name="T7">nombre_tarjeta</text:span><text:span text:style-name="T3">)</text:span></text:p>
      <text:p text:style-name="P4"><text:span text:style-name="T3">- cod_pago es CF que referencia a Medio_de_pago.</text:span></text:p>
      <text:p text:style-name="P4"><text:span text:style-name="T3">- nombre_tarjeta es CF que referencia a Nombre_empresa.</text:span></text:p>
      <text:p text:style-name="P4"/>
      <text:p text:style-name="P4"><text:span text:style-name="T5">Nombre_empresa</text:span><text:span text:style-name="T3"> (</text:span><text:span text:style-name="T7">nombre_tarjeta</text:span><text:span text:style-name="T3">)</text:span></text:p>
      <text:p text:style-name="P4"/>
      <text:p text:style-name="P4"><text:span text:style-name="T5">Debito_transferencia</text:span><text:span text:style-name="T3"> (</text:span><text:span text:style-name="T7">cod_pago</text:span><text:span text:style-name="T3">, nombre_titular, cbu, nro_cuenta, tipo, sucursal_banco, nombre_banco)</text:span></text:p>
      <text:p text:style-name="P4"><text:span text:style-name="T3">- cod_pago es CF que referencia a Medio_de_pa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9:20:19.070888026</meta:creation-date>
    <dc:date>2016-05-31T20:03:14.962592252</dc:date>
    <meta:editing-duration>PT1M18S</meta:editing-duration>
    <meta:editing-cycles>1</meta:editing-cycles>
    <meta:document-statistic meta:table-count="0" meta:image-count="0" meta:object-count="0" meta:page-count="1" meta:paragraph-count="28" meta:word-count="191" meta:character-count="1402" meta:non-whitespace-character-count="1238"/>
    <meta:generator>LibreOffice/4.2.8.2$Linux_X86_64 LibreOffice_project/420m0$Build-2</meta:generator>
  </office:meta>
</office:document-meta>
</file>